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261" calcext:value-type="float">
            <text:p>4.374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1584516129" calcext:value-type="float">
            <text:p>4.586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386787096774" calcext:value-type="float">
            <text:p>4.743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0928" calcext:value-type="float">
            <text:p>4.52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98675" calcext:value-type="float">
            <text:p>4.4659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5912" calcext:value-type="float">
            <text:p>4.5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40103225806" calcext:value-type="float">
            <text:p>4.4254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77393548387" calcext:value-type="float">
            <text:p>4.1397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3496" calcext:value-type="float">
            <text:p>4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86625" calcext:value-type="float">
            <text:p>5.025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65888" calcext:value-type="float">
            <text:p>5.06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046683870968" calcext:value-type="float">
            <text:p>4.890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388413793103" calcext:value-type="float">
            <text:p>5.06388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605425" calcext:value-type="float">
            <text:p>5.0060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201651612903" calcext:value-type="float">
            <text:p>5.1220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2088" calcext:value-type="float">
            <text:p>4.9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9905" calcext:value-type="float">
            <text:p>4.876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775" calcext:value-type="float">
            <text:p>4.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3568" calcext:value-type="float">
            <text:p>4.86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8128" calcext:value-type="float">
            <text:p>5.33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589" calcext:value-type="float">
            <text:p>5.474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674344827586" calcext:value-type="float">
            <text:p>5.6067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75070967742" calcext:value-type="float">
            <text:p>5.723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12211764706" calcext:value-type="float">
            <text:p>5.661122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5448" calcext:value-type="float">
            <text:p>5.47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459" calcext:value-type="float">
            <text:p>5.196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216" calcext:value-type="float">
            <text:p>5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26322580645" calcext:value-type="float">
            <text:p>4.908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210348387097" calcext:value-type="float">
            <text:p>4.9821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12541935484" calcext:value-type="float">
            <text:p>5.0101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71690322581" calcext:value-type="float">
            <text:p>5.133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964" calcext:value-type="float">
            <text:p>5.0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563638709677" calcext:value-type="float">
            <text:p>5.5956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401296551724" calcext:value-type="float">
            <text:p>5.46401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85290322581" calcext:value-type="float">
            <text:p>5.840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82012903226" calcext:value-type="float">
            <text:p>6.0948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404" calcext:value-type="float">
            <text:p>5.7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047075" calcext:value-type="float">
            <text:p>5.2904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3744" calcext:value-type="float">
            <text:p>5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74529032258" calcext:value-type="float">
            <text:p>5.483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94038709677" calcext:value-type="float">
            <text:p>5.3609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12774193548" calcext:value-type="float">
            <text:p>5.004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36077419355" calcext:value-type="float">
            <text:p>4.6563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0176" calcext:value-type="float">
            <text:p>4.4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49135483871" calcext:value-type="float">
            <text:p>4.7424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76664" calcext:value-type="float">
            <text:p>4.74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303458064516" calcext:value-type="float">
            <text:p>5.0330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13651612903" calcext:value-type="float">
            <text:p>5.3201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7008" calcext:value-type="float">
            <text:p>5.32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32105" calcext:value-type="float">
            <text:p>5.113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32208" calcext:value-type="float">
            <text:p>5.0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97032258065" calcext:value-type="float">
            <text:p>5.071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994038709677" calcext:value-type="float">
            <text:p>4.9799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92851612903" calcext:value-type="float">
            <text:p>4.7989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065290322581" calcext:value-type="float">
            <text:p>4.240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21816" calcext:value-type="float">
            <text:p>3.94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12670967742" calcext:value-type="float">
            <text:p>3.779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532993103448" calcext:value-type="float">
            <text:p>3.83532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43896774194" calcext:value-type="float">
            <text:p>4.5814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67733333333" calcext:value-type="float">
            <text:p>4.9536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9492" calcext:value-type="float">
            <text:p>5.0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01475" calcext:value-type="float">
            <text:p>4.6900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4944" calcext:value-type="float">
            <text:p>4.51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64232258065" calcext:value-type="float">
            <text:p>4.3526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05058064516" calcext:value-type="float">
            <text:p>3.6370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63019354839" calcext:value-type="float">
            <text:p>3.1986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149341935484" calcext:value-type="float">
            <text:p>3.0014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8672" calcext:value-type="float">
            <text:p>3.15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26916129032" calcext:value-type="float">
            <text:p>3.665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1715862069" calcext:value-type="float">
            <text:p>3.9741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70787096774" calcext:value-type="float">
            <text:p>4.225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84077419355" calcext:value-type="float">
            <text:p>4.6868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19008" calcext:value-type="float">
            <text:p>4.64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126" calcext:value-type="float">
            <text:p>4.05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4504" calcext:value-type="float">
            <text:p>3.5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20722580645" calcext:value-type="float">
            <text:p>3.6982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86941935484" calcext:value-type="float">
            <text:p>4.104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67329032258" calcext:value-type="float">
            <text:p>4.907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37935483871" calcext:value-type="float">
            <text:p>4.608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53048" calcext:value-type="float">
            <text:p>4.44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45025" calcext:value-type="float">
            <text:p>4.7454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259485714286" calcext:value-type="float">
            <text:p>5.4125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97238709677" calcext:value-type="float">
            <text:p>5.2359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318477419355" calcext:value-type="float">
            <text:p>5.153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32282352941" calcext:value-type="float">
            <text:p>4.891322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0802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34" meta:object-count="0"/>
    <meta:user-defined meta:name="AppVersion">3.0</meta:user-defined>
  </office:meta>
</office:document-meta>
</file>